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S1">
      <style:paragraph-properties fo:line-height="150%"/>
      <style:text-properties style:use-window-font-color="true" style:font-name="arial" fo:language="da" fo:country="DK" fo:background-color="transparent"/>
    </style:style>
    <style:style style:name="P4" style:family="paragraph" style:parent-style-name="Standard">
      <style:paragraph-properties fo:line-height="150%"/>
    </style:style>
    <style:style style:name="P5" style:family="paragraph" style:parent-style-name="Heading_20_2">
      <style:text-properties fo:language="da" fo:country="DK" fo:font-style="normal" style:font-style-asian="normal" style:font-style-complex="normal"/>
    </style:style>
    <style:style style:name="T1" style:family="text">
      <style:text-properties style:use-window-font-color="true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2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3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4" style:family="text">
      <style:text-properties style:use-window-font-color="true" style:font-name="arial" fo:font-size="12pt" fo:language="da" fo:country="DK" fo:background-color="transparent" style:font-size-asian="12pt" style:font-size-complex="12pt"/>
    </style:style>
    <style:style style:name="T5" style:family="text">
      <style:text-properties style:use-window-font-color="true" style:font-name="arial" fo:font-size="12pt" fo:language="da" fo:country="DK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name-complex="Arial1" style:font-size-complex="12pt" style:font-weight-complex="bold"/>
    </style:style>
    <style:style style:name="T7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8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name-complex="Arial1" style:font-size-complex="12pt" style:font-weight-complex="normal"/>
    </style:style>
    <style:style style:name="T9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10" style:family="text">
      <style:text-properties style:use-window-font-color="true" style:font-name="Arial1" fo:language="da" fo:country="DK" fo:font-style="normal" fo:background-color="transparent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3.1.2 Use Case 2: Styre klodsplacering.</text:h>
      <text:p text:style-name="P2"><text:span text:style-name="Standardskrifttype_20_i_20_afsnit"><text:span text:style-name="T1">S</text:span></text:span><text:span text:style-name="Standardskrifttype_20_i_20_afsnit"><text:span text:style-name="T2">cope: </text:span></text:span><text:span text:style-name="Standardskrifttype_20_i_20_afsnit"><text:span text:style-name="T9">Styresystem.</text:span></text:span></text:p>
      <text:p text:style-name="P2"><text:span text:style-name="Standardskrifttype_20_i_20_afsnit"><text:span text:style-name="T2">Niveau: </text:span></text:span><text:span text:style-name="Standardskrifttype_20_i_20_afsnit"><text:span text:style-name="T3">Bruger.</text:span></text:span></text:p>
      <text:p text:style-name="P2"><text:span text:style-name="Standardskrifttype_20_i_20_afsnit"><text:span text:style-name="T6">Frekvens: </text:span></text:span><text:span text:style-name="Standardskrifttype_20_i_20_afsnit"><text:span text:style-name="T8">Brugerbestemt.</text:span></text:span></text:p>
      <text:p text:style-name="P2"><text:span text:style-name="Standardskrifttype_20_i_20_afsnit"><text:span text:style-name="T2">Primær aktør: </text:span></text:span><text:span text:style-name="Standardskrifttype_20_i_20_afsnit"><text:span text:style-name="T3">Bruger.</text:span></text:span></text:p>
      <text:p text:style-name="P2"><text:span text:style-name="Standardskrifttype_20_i_20_afsnit"><text:span text:style-name="T7">Sekundære aktører: </text:span></text:span><text:span text:style-name="Standardskrifttype_20_i_20_afsnit"><text:span text:style-name="T9">Ingen.</text:span></text:span></text:p>
      <text:p text:style-name="P2"><text:span text:style-name="Standardskrifttype_20_i_20_afsnit"><text:span text:style-name="T9"/></text:span></text:p>
      <text:p text:style-name="P2"><text:span text:style-name="Standardskrifttype_20_i_20_afsnit"><text:span text:style-name="T2">Stakeholders og Interessenter:</text:span></text:span></text:p>
      <text:p text:style-name="P2"><text:span text:style-name="Standardskrifttype_20_i_20_afsnit"><text:span text:style-name="T4">RoboGO: de har interesse i, at en tidligere manuel, udført opgave bliver automatiseret. </text:span></text:span></text:p>
      <text:p text:style-name="P2"><text:span text:style-name="Standardskrifttype_20_i_20_afsnit"><text:span text:style-name="T2">Preconditions:</text:span></text:span></text:p>
      <text:p text:style-name="P2"><text:span text:style-name="Standardskrifttype_20_i_20_afsnit"><text:span text:style-name="T4">Computeren er koblet til resten af SCORBOT systemet.</text:span></text:span></text:p>
      <text:p text:style-name="P2"><text:span text:style-name="Standardskrifttype_20_i_20_afsnit"><text:span text:style-name="T4">Hermed menes, at USB-Controlleren og SCORBOTTEN er forbundet til med kabel.</text:span></text:span></text:p>
      <text:p text:style-name="P2"><text:span text:style-name="Standardskrifttype_20_i_20_afsnit"><text:span text:style-name="T4">Desuden skal der være tilgængeligt, flytbare klodser indenfor robottens område. </text:span></text:span></text:p>
      <text:p text:style-name="P2"><text:span text:style-name="Standardskrifttype_20_i_20_afsnit"><text:span text:style-name="T2">Postconditions:</text:span></text:span></text:p>
      <text:p text:style-name="P2"><text:span text:style-name="Standardskrifttype_20_i_20_afsnit"><text:span text:style-name="T4">Robotten vil regulere efter den nye position givet fra brugerens input. </text:span></text:span></text:p>
      <text:p text:style-name="P2"><text:span text:style-name="Standardskrifttype_20_i_20_afsnit"><text:span text:style-name="T2">Main success scenarie:</text:span></text:span></text:p>
      <text:list xml:id="list31186281" text:style-name="LS1">
        <text:list-item text:start-value="1">
          <text:p text:style-name="P3">Brugeren interagerer med brugergrænsefladen.</text:p>
        </text:list-item>
        <text:list-item>
          <text:p text:style-name="P3">Robotten tager en klods og tager målinger af denne.</text:p>
        </text:list-item>
        <text:list-item>
          <text:p text:style-name="P3">Brugeren vælger placering af klodsen.</text:p>
        </text:list-item>
        <text:list-item>
          <text:p text:style-name="P3">Klodsen placeres på det korrekte sted.</text:p>
        </text:list-item>
      </text:list>
      <text:p text:style-name="P2"><text:span text:style-name="Standardskrifttype_20_i_20_afsnit"><text:span text:style-name="T2">Extensions:</text:span></text:span></text:p>
      <text:p text:style-name="P2"><text:span text:style-name="Standardskrifttype_20_i_20_afsnit"><text:span text:style-name="T3"><text:tab/>4.1 Hvis klodsen ikke placeres på det korrekte sted, skal værdierne ændres i <text:line-break/><text:tab/>databasen. </text:span></text:span></text:p>
      <text:p text:style-name="P2"><text:span text:style-name="Standardskrifttype_20_i_20_afsnit"><text:span text:style-name="T3"/></text:span></text:p>
      <text:p text:style-name="P2"><text:span text:style-name="Standardskrifttype_20_i_20_afsnit"><text:span text:style-name="T5">Ikke funktionelle krav:</text:span></text:span></text:p>
      <text:p text:style-name="P1"><text:span text:style-name="Standardskrifttype_20_i_20_afsnit"><text:span text:style-name="T10">Placering af klodsen skal have en præcision på 1 cm af klodsens placering samt skal den have en nøjagtighed centreret i forhold til andre klodser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WW_5f_CharLFO1LVL1" style:display-name="WW_CharLFO1LVL1" style:family="text">
      <style:text-properties style:use-window-font-color="true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WW_5f_CharLFO1LVL1" style:num-suffix="." style:num-format="1">
        <style:list-level-properties text:space-before="0.635cm" text:min-label-width="0.635cm"/>
      </text:list-level-style-number>
      <text:list-level-style-number text:level="2" text:style-name="WW_5f_CharLFO1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LVL3" style:num-suffix="." style:num-format="i">
        <style:list-level-properties text:min-label-width="3.81cm" fo:text-align="end"/>
      </text:list-level-style-number>
      <text:list-level-style-number text:level="4" text:style-name="WW_5f_CharLFO1LVL4" style:num-suffix="." style:num-format="1">
        <style:list-level-properties text:space-before="4.445cm" text:min-label-width="0.635cm"/>
      </text:list-level-style-number>
      <text:list-level-style-number text:level="5" text:style-name="WW_5f_CharLFO1LVL5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_5f_CharLFO1LVL6" style:num-suffix="." style:num-format="i">
        <style:list-level-properties text:min-label-width="7.62cm" fo:text-align="end"/>
      </text:list-level-style-number>
      <text:list-level-style-number text:level="7" text:style-name="WW_5f_CharLFO1LVL7" style:num-suffix="." style:num-format="1">
        <style:list-level-properties text:space-before="8.255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_5f_CharLFO1LVL9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6:32:27.29</meta:creation-date>
    <meta:generator>LibreOffice/3.5$Windows_x86 LibreOffice_project/dc9775d-05ecbee-0851ad3-1586698-727bf66</meta:generator>
    <dc:date>2012-04-12T11:29:37.11</dc:date>
    <meta:editing-duration>PT2H30M9S</meta:editing-duration>
    <meta:editing-cycles>21</meta:editing-cycles>
    <meta:document-statistic meta:table-count="0" meta:image-count="0" meta:object-count="0" meta:page-count="1" meta:paragraph-count="23" meta:word-count="150" meta:character-count="871" meta:non-whitespace-character-count="910"/>
  </office:meta>
</office:document-meta>
</file>